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37cm" table:align="left"/>
    </style:style>
    <style:style style:name="Table1.A" style:family="table-column">
      <style:table-column-properties style:column-width="12.693cm"/>
    </style:style>
    <style:style style:name="Table1.B" style:family="table-column">
      <style:table-column-properties style:column-width="3.644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3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font-name="Calibri" fo:font-size="10.5pt" fo:font-style="italic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font-name="Calibri" fo:font-size="10.5pt" fo:font-style="normal" style:text-underline-style="solid" style:text-underline-width="auto" style:text-underline-color="font-color" fo:font-weight="bold" fo:background-color="transparent"/>
    </style:style>
    <style:style style:name="P6" style:family="paragraph" style:parent-style-name="Text_20_body">
      <style:paragraph-properties fo:margin-top="0cm" fo:margin-bottom="0.282cm" loext:contextual-spacing="false" fo:line-height="129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6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font-name="Calibri" fo:font-size="10.5pt" fo:font-style="italic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14b1c693-d732-0615-f4b1-89e0c0bf9b02"/>Initial Guide Plan</text:p>
      <text:p text:style-name="P6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<text:span text:style-name="T2">Phase 1: Tuesday 18</text:span><text:span text:style-name="T3">th </text:span><text:span text:style-name="T2">October – Monday 31</text:span><text:span text:style-name="T3">st</text:span><text:span text:style-name="T1"> </text:span><text:span text:style-name="T2">October</text:span></text:p>
          </table:table-cell>
          <table:covered-table-cell/>
        </table:table-row>
        <table:table-row>
          <table:table-cell table:style-name="Table1.A1" office:value-type="string">
            <text:p text:style-name="P3">Log-in/Sign-up Screen (Local storage file)</text:p>
            <text:p text:style-name="P3">Entering Food</text:p>
            <text:p text:style-name="P3">Viewing Cupboards</text:p>
            <text:p text:style-name="P2"><text:span text:style-name="T2">Creating the data structures (storage methods)</text:span></text:p>
            <text:p text:style-name="P2"><text:span text:style-name="T2"/></text:p>
            <text:p text:style-name="P4">Testing and evaluation of all of the new features.</text:p>
            <text:p text:style-name="P4">Review of next phase features to be created before proceeding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2"><text:span text:style-name="T2">Phase 2: Tuesday 1</text:span><text:span text:style-name="T3">st</text:span><text:span text:style-name="T1"> </text:span><text:span text:style-name="T2">November – Monday 14</text:span><text:span text:style-name="T3">th</text:span><text:span text:style-name="T1"> </text:span><text:span text:style-name="T2">November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2">Phase 1 + </text:span></text:p>
            <text:p text:style-name="P3">Stock modification (adding/using items)</text:p>
            <text:p text:style-name="P3">Notifications of expiry dates</text:p>
            <text:p text:style-name="P3">Generating &amp; Viewing Shopping List</text:p>
            <text:p text:style-name="P3">Auto-refill shopping list</text:p>
            <text:p text:style-name="P1"/>
            <text:p text:style-name="P4">Testing and evaluation of all of the new features.</text:p>
            <text:p text:style-name="P4">Review of next phase features to be created before proceeding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2"><text:span text:style-name="T2">Phase 3: Tuesday 15</text:span><text:span text:style-name="T3">th</text:span><text:span text:style-name="T1"> </text:span><text:span text:style-name="T2">November – Monday 5</text:span><text:span text:style-name="T3">h</text:span><text:span text:style-name="T1"> </text:span><text:span text:style-name="T2">December</text:span></text:p>
          </table:table-cell>
          <table:covered-table-cell/>
        </table:table-row>
        <table:table-row>
          <table:table-cell table:style-name="Table1.A1" office:value-type="string">
            <text:p text:style-name="P2"><text:span text:style-name="T2">Phase 2 +</text:span></text:p>
            <text:p text:style-name="P2"><text:span text:style-name="T2">Recipe features: </text:span></text:p>
            <text:p text:style-name="P2"><text:span text:style-name="T2">Searching for recipes</text:span></text:p>
            <text:p text:style-name="P2"><text:span text:style-name="T2">Searching for recipes using current stock</text:span></text:p>
            <text:p text:style-name="P2"><text:span text:style-name="T2">Adding recipe ingredients to shopping list</text:span></text:p>
            <text:p text:style-name="P3">Removing recipe ingredients from current stock. </text:p>
            <text:p text:style-name="P1"/>
            <text:p text:style-name="P4">Testing and evaluation of all of the new features.</text:p>
            <text:p text:style-name="P2"><text:span text:style-name="T4">Review of next phase features to be created before proceeding.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3">Phase 4: Tuesday 6th December - Friday 9th December</text:p>
          </table:table-cell>
          <table:covered-table-cell/>
        </table:table-row>
        <table:table-row>
          <table:table-cell table:style-name="Table1.A1" office:value-type="string">
            <text:p text:style-name="P3">Final Testing &amp; Submission</text:p>
          </table:table-cell>
          <table:table-cell table:style-name="Table1.A1" office:value-type="string">
            <text:p text:style-name="P2"><text:span text:style-name="T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49:32.966132000</meta:creation-date>
    <dc:date>2016-10-18T10:50:59.643055712</dc:date>
    <meta:editing-duration>PT1M26S</meta:editing-duration>
    <meta:editing-cycles>1</meta:editing-cycles>
    <meta:document-statistic meta:table-count="1" meta:image-count="0" meta:object-count="0" meta:page-count="1" meta:paragraph-count="27" meta:word-count="157" meta:character-count="1018" meta:non-whitespace-character-count="882"/>
    <meta:generator>LibreOffice/5.1.4.2$Linux_X86_64 LibreOffice_project/10m0$Build-2</meta:generator>
  </office:meta>
</office:document-meta>
</file>